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3995" officeooo:paragraph-rsid="001c399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c3995" officeooo:paragraph-rsid="001c399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d7ecd" officeooo:paragraph-rsid="001d7ec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c2f5" officeooo:paragraph-rsid="001dc2f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dd516" officeooo:paragraph-rsid="001dd51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che Simulator</text:p>
      <text:p text:style-name="P2">Cache lines = 128k</text:p>
      <text:p text:style-name="P2">Sets = 8k</text:p>
      <text:p text:style-name="P3">Byte select bits = 6</text:p>
      <text:p text:style-name="P3">Index select bits = 13</text:p>
      <text:p text:style-name="P3">Tag select bits = 14</text:p>
      <text:p text:style-name="P3"/>
      <text:p text:style-name="P4">Use a line struct and a set struct. <text:s/>Create array of line structs within the array of set structs.</text:p>
      <text:p text:style-name="P4"/>
      <text:p text:style-name="P5">Struct set {</text:p>
      <text:p text:style-name="P5"><text:tab/>u_int16 psuedo_LRU;</text:p>
      <text:p text:style-name="P5"><text:tab/>line lines[16];</text:p>
      <text:p text:style-name="P5">};</text:p>
      <text:p text:style-name="P5"/>
      <text:p text:style-name="P5">Struct line {</text:p>
      <text:p text:style-name="P5"><text:tab/>u_int16 tag;</text:p>
      <text:p text:style-name="P5"><text:tab/>u_int8 MESIF;</text:p>
      <text:p text:style-name="P5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</meta:initial-creator>
    <meta:creation-date>2014-11-04T16:26:28.875397230</meta:creation-date>
    <dc:date>2014-11-04T16:50:17.512009293</dc:date>
    <dc:creator>sean </dc:creator>
    <meta:editing-duration>PT20M54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1" meta:paragraph-count="15" meta:word-count="59" meta:character-count="294" meta:non-whitespace-character-count="245"/>
  </office:meta>
</office:document-meta>
</file>